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62e" officeooo:paragraph-rsid="0005562e"/>
    </style:style>
    <style:style style:name="P2" style:family="paragraph" style:parent-style-name="Table_20_Contents">
      <style:paragraph-properties fo:text-align="center" style:justify-single-word="false"/>
      <style:text-properties officeooo:rsid="0005562e" officeooo:paragraph-rsid="0005562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officeooo:rsid="0005562e" officeooo:paragraph-rsid="0005562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562e" officeooo:paragraph-rsid="0005562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61905" officeooo:paragraph-rsid="000619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1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imera pràctica amb bootstrap:</text:p>
      <text:p text:style-name="P4"/>
      <text:p text:style-name="P4"/>
      <text:p text:style-name="P4"/>
      <text:p text:style-name="P4">El primer dia vam instal·lar Bootstrap i vam configurar el Sublime Text 3 per treballar amb plugins (vam provar l’Emmet, però podeu instal·lar els que volgueu de moment).</text:p>
      <text:p text:style-name="P4"/>
      <text:p text:style-name="P4">El que farem avui és mirar com treballem amb la GRID de Bootstrap (posicions dins de la pàgina per tal de que sigui responsive), com es modifiquen les fonts i estils de text i com es treballa amb taules.</text:p>
      <text:p text:style-name="P4"/>
      <text:p text:style-name="P4">Per mirar com es fa, teniu preparats 3 arxius html amb exemples de cada tipus perquè els pogueu modificar i aplicar a la següent tasca <text:span text:style-name="T2">(els trobareu a atenea)</text:span>.</text:p>
      <text:p text:style-name="P4"/>
      <text:p text:style-name="P6">Arxius:</text:p>
      <text:p text:style-name="P6"/>
      <text:p text:style-name="P6">columns.html</text:p>
      <text:p text:style-name="P6">tipografia.html</text:p>
      <text:p text:style-name="P6">tables.html</text:p>
      <text:p text:style-name="P4"/>
      <text:p text:style-name="P4"/>
      <text:p text:style-name="P4">Pràctica 1:</text:p>
      <text:p text:style-name="P4"><text:s/></text:p>
      <text:p text:style-name="P4">Haureu de fer-vos un portfolio (CV) amb les habilitats com a web developers. Per provar les opcions explicades a l’apartat anterior, el vostre portfolio haurà de tenir els següents elements:</text:p>
      <text:p text:style-name="P4"/>
      <text:p text:style-name="P4">1- Header amb informació bàsica i/o foto personal</text:p>
      <text:p text:style-name="P4"/>
      <text:p text:style-name="P4">2- 1 «container» amb les vostres dades personals</text:p>
      <text:p text:style-name="P4"/>
      <text:p text:style-name="P4">3- 1 «container» amb les vostres dades acadèmiques</text:p>
      <text:p text:style-name="P4"/>
      <text:p text:style-name="P4">4- 1 taula amb les vostres skills com a developers </text:p>
      <text:p text:style-name="P4"/>
      <text:p text:style-name="P4"><text:tab/>exemple taula skills:</text:p>
      <text:p text:style-name="P4"/>
      <text:p text:style-name="P4"><text:tab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Programming Lenguage</text:p>
          </table:table-cell>
          <table:table-cell table:style-name="Table1.A1" office:value-type="string">
            <text:p text:style-name="P1">Bàsic</text:p>
          </table:table-cell>
          <table:table-cell table:style-name="Table1.A1" office:value-type="string">
            <text:p text:style-name="P1">Intermig</text:p>
          </table:table-cell>
          <table:table-cell table:style-name="Table1.D1" office:value-type="string">
            <text:p text:style-name="P1">Alt</text:p>
          </table:table-cell>
        </table:table-row>
        <table:table-row>
          <table:table-cell table:style-name="Table1.A2" office:value-type="string">
            <text:p text:style-name="P1">CSS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HTM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Javascrip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C#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1">Java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P3"/>
          </table:table-cell>
        </table:table-row>
      </table:table>
      <text:p text:style-name="P4"/>
      <text:p text:style-name="P4"/>
      <text:p text:style-name="P4"/>
      <text:p text:style-name="P4">*Podeu buscar (<text:span text:style-name="T1">però no utilitzar!!!</text:span>) templates de bootstrap per fer potfolios per inspirar-vos. </text:p>
      <text:p text:style-name="P4">*A la documentació oficial de Bootstrap podeu trobar exemples i més opcions per modificar els elements descrits a la primera p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0:15:25.999666001</meta:creation-date>
    <dc:date>2016-09-30T10:30:52.947769312</dc:date>
    <meta:editing-duration>PT5M16S</meta:editing-duration>
    <meta:editing-cycles>1</meta:editing-cycles>
    <meta:document-statistic meta:table-count="1" meta:image-count="0" meta:object-count="0" meta:page-count="1" meta:paragraph-count="33" meta:word-count="222" meta:character-count="1321" meta:non-whitespace-character-count="1125"/>
    <meta:generator>LibreOffice/5.1.4.2$Linux_X86_64 LibreOffice_project/10m0$Build-2</meta:generator>
  </office:meta>
</office:document-meta>
</file>